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5.5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eps="1000" table:maximum-difference="0.00000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.02691">
            <text:p>1.02691</text:p>
          </table:table-cell>
          <table:table-cell office:value-type="float" office:value="0.00204">
            <text:p>0.00204</text:p>
          </table:table-cell>
          <table:table-cell office:value-type="float" office:value="0.00208">
            <text:p>0.00208</text:p>
          </table:table-cell>
          <table:table-cell/>
          <table:table-cell table:formula="oooc:=[.$B$2]-[.B6]" office:value-type="float" office:value="0.099709568826419">
            <text:p>0.09971</text:p>
          </table:table-cell>
          <table:table-cell table:formula="oooc:=[.$C$2]" office:value-type="float" office:value="0.00204">
            <text:p>0.00204</text:p>
          </table:table-cell>
          <table:table-cell table:formula="oooc:=[.$D$2]" office:value-type="float" office:value="0.00208">
            <text:p>0.002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103">
            <text:p>0.00103</text:p>
          </table:table-cell>
          <table:table-cell office:value-type="float" office:value="1.0149">
            <text:p>1.0149</text:p>
          </table:table-cell>
          <table:table-cell office:value-type="float" office:value="0.00104">
            <text:p>0.00104</text:p>
          </table:table-cell>
          <table:table-cell/>
          <table:table-cell table:formula="oooc:=[.$B$3]" office:value-type="float" office:value="0.00103">
            <text:p>0.00103</text:p>
          </table:table-cell>
          <table:table-cell table:formula="oooc:=[.$C$3]-[.B6]" office:value-type="float" office:value="0.0876995688264189">
            <text:p>0.0877</text:p>
          </table:table-cell>
          <table:table-cell table:formula="oooc:=[.$D$3]" office:value-type="float" office:value="0.00104">
            <text:p>0.00104</text:p>
          </table:table-cell>
          <table:table-cell/>
          <table:table-cell table:formula="oooc:=MDETERM([.F2:.H4])" office:value-type="float" office:value="0.000958080411793388">
            <text:p>0.0009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606">
            <text:p>0.002606</text:p>
          </table:table-cell>
          <table:table-cell office:value-type="float" office:value="0.00306">
            <text:p>0.00306</text:p>
          </table:table-cell>
          <table:table-cell office:value-type="float" office:value="1.03688">
            <text:p>1.03688</text:p>
          </table:table-cell>
          <table:table-cell/>
          <table:table-cell table:formula="oooc:=[.$B$4]" office:value-type="float" office:value="0.002606">
            <text:p>0.002606</text:p>
          </table:table-cell>
          <table:table-cell table:formula="oooc:=[.$C$4]" office:value-type="float" office:value="0.00306">
            <text:p>0.00306</text:p>
          </table:table-cell>
          <table:table-cell table:formula="oooc:=[.$D$4]-[.B6]" office:value-type="float" office:value="0.109679568826419">
            <text:p>0.1096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1</text:p>
          </table:table-cell>
          <table:table-cell office:value-type="float" office:value="0.927200431173581">
            <text:p>0.9272</text:p>
          </table:table-cell>
          <table:table-cell table:number-columns-repeated="3"/>
          <table:table-cell table:formula="oooc:=[.$B$2]-[.B7]" office:value-type="float" office:value="0.099709568826419">
            <text:p>0.09971</text:p>
          </table:table-cell>
          <table:table-cell table:formula="oooc:=[.$C$2]" office:value-type="float" office:value="0.00204">
            <text:p>0.00204</text:p>
          </table:table-cell>
          <table:table-cell table:formula="oooc:=[.$D$2]" office:value-type="float" office:value="0.00208">
            <text:p>0.00208</text:p>
          </table:table-cell>
          <table:table-cell table:number-columns-repeated="7"/>
        </table:table-row>
        <table:table-row table:style-name="ro1">
          <table:table-cell office:value-type="string">
            <text:p>l2</text:p>
          </table:table-cell>
          <table:table-cell office:value-type="float" office:value="0.927200431173581">
            <text:p>0.9272</text:p>
          </table:table-cell>
          <table:table-cell table:number-columns-repeated="3"/>
          <table:table-cell table:formula="oooc:=[.$B$3]" office:value-type="float" office:value="0.00103">
            <text:p>0.00103</text:p>
          </table:table-cell>
          <table:table-cell table:formula="oooc:=[.$C$3]-[.B7]" office:value-type="float" office:value="0.0876995688264189">
            <text:p>0.0877</text:p>
          </table:table-cell>
          <table:table-cell table:formula="oooc:=[.$D$3]" office:value-type="float" office:value="0.00104">
            <text:p>0.00104</text:p>
          </table:table-cell>
          <table:table-cell/>
          <table:table-cell table:formula="oooc:=MDETERM([.F6:.H8])" office:value-type="float" office:value="0.000958080411793388">
            <text:p>0.000958</text:p>
          </table:table-cell>
          <table:table-cell table:number-columns-repeated="5"/>
        </table:table-row>
        <table:table-row table:style-name="ro1">
          <table:table-cell office:value-type="string">
            <text:p>l3</text:p>
          </table:table-cell>
          <table:table-cell office:value-type="float" office:value="1.10653650095894">
            <text:p>1.106537</text:p>
          </table:table-cell>
          <table:table-cell table:number-columns-repeated="3"/>
          <table:table-cell table:formula="oooc:=[.$B$4]" office:value-type="float" office:value="0.002606">
            <text:p>0.002606</text:p>
          </table:table-cell>
          <table:table-cell table:formula="oooc:=[.$C$4]" office:value-type="float" office:value="0.00306">
            <text:p>0.00306</text:p>
          </table:table-cell>
          <table:table-cell table:formula="oooc:=[.$D$4]-[.B7]" office:value-type="float" office:value="0.109679568826419">
            <text:p>0.1096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formula="oooc:=[.$B$2]-[.B8]" office:value-type="float" office:value="-0.0796265009589361">
            <text:p>-0.079627</text:p>
          </table:table-cell>
          <table:table-cell table:formula="oooc:=[.$C$2]" office:value-type="float" office:value="0.00204">
            <text:p>0.00204</text:p>
          </table:table-cell>
          <table:table-cell table:formula="oooc:=[.$D$2]" office:value-type="float" office:value="0.00208">
            <text:p>0.00208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ooc:=[.$B$3]" office:value-type="float" office:value="0.00103">
            <text:p>0.00103</text:p>
          </table:table-cell>
          <table:table-cell table:formula="oooc:=[.$C$3]-[.B8]" office:value-type="float" office:value="-0.0916365009589362">
            <text:p>-0.091637</text:p>
          </table:table-cell>
          <table:table-cell table:formula="oooc:=[.$D$3]" office:value-type="float" office:value="0.00104">
            <text:p>0.00104</text:p>
          </table:table-cell>
          <table:table-cell/>
          <table:table-cell table:formula="oooc:=MDETERM([.F10:.H12])" office:value-type="float" office:value="-0.000507353603764434">
            <text:p>-0.000507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ooc:=[.$B$4]" office:value-type="float" office:value="0.002606">
            <text:p>0.002606</text:p>
          </table:table-cell>
          <table:table-cell table:formula="oooc:=[.$C$4]" office:value-type="float" office:value="0.00306">
            <text:p>0.00306</text:p>
          </table:table-cell>
          <table:table-cell table:formula="oooc:=[.$D$4]-[.B8]" office:value-type="float" office:value="-0.0696565009589361">
            <text:p>-0.069657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7"/>
          <table:table-cell office:value-type="float" office:value="1.02">
            <text:p>1.0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.01">
            <text:p>1.0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table:formula="oooc:=1-0.009" office:value-type="float" office:value="0.991">
            <text:p>0.991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l1</text:p>
          </table:table-cell>
          <table:table-cell office:value-type="float" office:value="0.970458036538035">
            <text:p>0.97045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09">
            <text:p>0.09</text:p>
          </table:table-cell>
          <table:table-cell table:formula="oooc:=1-0.001" office:value-type="float" office:value="0.999">
            <text:p>0.999</text:p>
          </table:table-cell>
          <table:table-cell/>
          <table:table-cell office:value-type="string">
            <text:p>l2</text:p>
          </table:table-cell>
          <table:table-cell office:value-type="float" office:value="1.04797030869974">
            <text:p>1.04797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table:number-matrix-columns-spanned="2" table:number-matrix-rows-spanned="2" table:formula="oooc:=MMULT([.H19:.I20];[.H16:.I17])" office:value-type="float" office:value="1.01082">
            <text:p>1.01082</text:p>
          </table:table-cell>
          <table:table-cell office:value-type="float" office:value="0.0101">
            <text:p>0.0101</text:p>
          </table:table-cell>
          <table:table-cell/>
          <table:table-cell table:formula="oooc:=[.H22]-[.L19]" office:value-type="float" office:value="0.0403619634619654">
            <text:p>0.040362</text:p>
          </table:table-cell>
          <table:table-cell table:formula="oooc:=[.I22]" office:value-type="float" office:value="0.0101">
            <text:p>0.0101</text:p>
          </table:table-cell>
          <table:table-cell/>
          <table:table-cell table:formula="oooc:=[.H22]-[.L20]" office:value-type="float" office:value="-0.0371503086997373">
            <text:p>-0.03715</text:p>
          </table:table-cell>
          <table:table-cell table:formula="oooc:=[.I22]" office:value-type="float" office:value="0.0101">
            <text:p>0.0101</text:p>
          </table:table-cell>
        </table:table-row>
        <table:table-row table:style-name="ro1">
          <table:table-cell table:number-columns-repeated="7"/>
          <table:table-cell office:value-type="float" office:value="0.0918">
            <text:p>0.0918</text:p>
          </table:table-cell>
          <table:table-cell office:value-type="float" office:value="1.00899">
            <text:p>1.00899</text:p>
          </table:table-cell>
          <table:table-cell/>
          <table:table-cell table:formula="oooc:=[.H23]" office:value-type="float" office:value="0.0918">
            <text:p>0.0918</text:p>
          </table:table-cell>
          <table:table-cell table:formula="oooc:=[.I23]-[.L19]" office:value-type="float" office:value="0.0385319634619654">
            <text:p>0.038532</text:p>
          </table:table-cell>
          <table:table-cell/>
          <table:table-cell table:formula="oooc:=[.H23]" office:value-type="float" office:value="0.0918">
            <text:p>0.0918</text:p>
          </table:table-cell>
          <table:table-cell table:formula="oooc:=[.I23]-[.L20]" office:value-type="float" office:value="-0.0389803086997373">
            <text:p>-0.0389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formula="oooc:=MDETERM([.K22:.L23])" office:value-type="float" office:value="0.000628045701369634">
            <text:p>0.000628</text:p>
          </table:table-cell>
          <table:table-cell table:number-columns-repeated="2"/>
          <table:table-cell table:formula="oooc:=MDETERM([.N22:.O23])" office:value-type="float" office:value="0.0005209505014063">
            <text:p>0.00052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7mm"/>
      <style:text-properties style:font-name="Nimbus Sans L" fo:language="es" fo:country="MX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7">02/07/2008</text:date>, <text:time>10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lan Salvador Ivan Reyes Conde</meta:initial-creator>
    <meta:creation-date>2008-02-07T10:34:43</meta:creation-date>
    <dc:creator>Alan Salvador Ivan Reyes Conde</dc:creator>
    <dc:date>2008-02-07T10:52:45</dc:date>
    <meta:editing-cycles>1</meta:editing-cycles>
    <meta:editing-duration>PT4M48S</meta:editing-duration>
    <meta:user-defined meta:name="Info 1"/>
    <meta:user-defined meta:name="Info 2"/>
    <meta:user-defined meta:name="Info 3"/>
    <meta:user-defined meta:name="Info 4"/>
    <meta:document-statistic meta:table-count="3" meta:cell-count="71"/>
  </office:meta>
</office:document-meta>
</file>